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7FEF0839E1A4C0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9cm, 11.443cm, 16.67cm, 9.297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11.706cm" svg:x="0.1cm" svg:y="0.2cm">
          <draw:image xlink:href="Pictures/10000000000005E8000007E057FEF0839E1A4C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8:07.030738140</dc:date>
    <meta:editing-duration>PT2M40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